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808080" draw:marker-start="" draw:marker-start-width="0.169cm" draw:marker-start-center="false" draw:marker-end="" draw:marker-end-width="0.16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.125cm" fo:padding-bottom="0.125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486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487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488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489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490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49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492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493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494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495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496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normal" style:letter-kerning="true" style:font-name-asian="Wingdings" style:font-size-asian="11pt" style:font-style-asian="normal" style:font-weight-asian="normal" style:font-name-complex="Wingdings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193cm" svg:y1="13.036cm" svg:x2="12.193cm" svg:y2="17.04cm">
            <text:p/>
          </draw:line>
          <draw:line draw:style-name="gr1" draw:text-style-name="P1" draw:layer="layout" svg:x1="12.593cm" svg:y1="13.036cm" svg:x2="12.593cm" svg:y2="17.036cm">
            <text:p/>
          </draw:line>
          <draw:line draw:style-name="gr1" draw:text-style-name="P1" draw:layer="layout" svg:x1="12.993cm" svg:y1="13.036cm" svg:x2="12.993cm" svg:y2="17.036cm">
            <text:p/>
          </draw:line>
          <draw:line draw:style-name="gr1" draw:text-style-name="P1" draw:layer="layout" svg:x1="13.393cm" svg:y1="13.036cm" svg:x2="13.393cm" svg:y2="17.036cm">
            <text:p/>
          </draw:line>
          <draw:line draw:style-name="gr1" draw:text-style-name="P1" draw:layer="layout" svg:x1="11.793cm" svg:y1="13.036cm" svg:x2="11.7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7.393cm" svg:y1="13.036cm" svg:x2="7.3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7.793cm" svg:y1="13.036cm" svg:x2="7.793cm" svg:y2="17.04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8.193cm" svg:y1="13.036cm" svg:x2="8.1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8.593cm" svg:y1="13.036cm" svg:x2="8.5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8.993cm" svg:y1="13.036cm" svg:x2="8.9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9.393cm" svg:y1="13.036cm" svg:x2="9.3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9.793cm" svg:y1="13.036cm" svg:x2="9.7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10.193cm" svg:y1="13.036cm" svg:x2="10.193cm" svg:y2="17.03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10.593cm" svg:y1="13.036cm" svg:x2="10.593cm" svg:y2="17.04cm">
            <text:p/>
          </draw:line>
          <draw:line draw:style-name="gr1" draw:text-style-name="P1" draw:layer="layout" svg:x1="6.998cm" svg:y1="13.041cm" svg:x2="6.998cm" svg:y2="16.646cm">
            <text:p/>
          </draw:line>
          <draw:line draw:style-name="gr1" draw:text-style-name="P1" draw:layer="layout" svg:x1="10.995cm" svg:y1="13.048cm" svg:x2="10.995cm" svg:y2="17.048cm">
            <text:p/>
          </draw:line>
          <draw:line draw:style-name="gr1" draw:text-style-name="P1" draw:layer="layout" svg:x1="6.998cm" svg:y1="13.041cm" svg:x2="6.998cm" svg:y2="17.045cm">
            <text:p/>
          </draw:line>
          <draw:line draw:style-name="gr1" draw:text-style-name="P1" draw:layer="layout" svg:x1="11.393cm" svg:y1="13.036cm" svg:x2="11.393cm" svg:y2="17.036cm">
            <text:p/>
          </draw:line>
          <draw:line draw:style-name="gr2" draw:text-style-name="P1" draw:layer="layout" svg:x1="6.998cm" svg:y1="13.439cm" svg:x2="14.598cm" svg:y2="13.439cm">
            <text:p/>
          </draw:line>
          <draw:line draw:style-name="gr2" draw:text-style-name="P1" draw:layer="layout" svg:x1="6.998cm" svg:y1="13.84cm" svg:x2="14.598cm" svg:y2="13.84cm">
            <text:p/>
          </draw:line>
          <draw:line draw:style-name="gr2" draw:text-style-name="P1" draw:layer="layout" svg:x1="6.993cm" svg:y1="13.036cm" svg:x2="14.593cm" svg:y2="13.036cm">
            <text:p/>
          </draw:line>
          <draw:line draw:style-name="gr2" draw:text-style-name="P1" draw:layer="layout" svg:x1="6.998cm" svg:y1="14.64cm" svg:x2="14.598cm" svg:y2="14.64cm">
            <text:p/>
          </draw:line>
          <draw:line draw:style-name="gr2" draw:text-style-name="P1" draw:layer="layout" svg:x1="6.993cm" svg:y1="15.036cm" svg:x2="14.593cm" svg:y2="15.036cm">
            <text:p/>
          </draw:line>
          <draw:line draw:style-name="gr2" draw:text-style-name="P1" draw:layer="layout" svg:x1="6.993cm" svg:y1="15.438cm" svg:x2="14.593cm" svg:y2="15.438cm">
            <text:p/>
          </draw:line>
          <draw:line draw:style-name="gr2" draw:text-style-name="P1" draw:layer="layout" svg:x1="6.993cm" svg:y1="14.235cm" svg:x2="14.596cm" svg:y2="14.235cm">
            <text:p/>
          </draw:line>
          <draw:line draw:style-name="gr2" draw:text-style-name="P1" draw:layer="layout" svg:x1="6.993cm" svg:y1="15.836cm" svg:x2="14.593cm" svg:y2="15.836cm">
            <text:p/>
          </draw:line>
          <draw:line draw:style-name="gr2" draw:text-style-name="P1" draw:layer="layout" svg:x1="6.993cm" svg:y1="16.237cm" svg:x2="14.596cm" svg:y2="16.237cm">
            <text:p/>
          </draw:line>
          <draw:line draw:style-name="gr2" draw:text-style-name="P1" draw:layer="layout" svg:x1="6.993cm" svg:y1="16.636cm" svg:x2="14.593cm" svg:y2="16.636cm">
            <text:p/>
          </draw:line>
          <draw:line draw:style-name="gr1" draw:text-style-name="P1" draw:layer="layout" svg:x1="6.998cm" svg:y1="13.041cm" svg:x2="6.998cm" svg:y2="17.034cm">
            <text:p/>
          </draw:line>
          <draw:line draw:style-name="gr1" draw:text-style-name="P1" draw:layer="layout" svg:x1="6.998cm" svg:y1="13.041cm" svg:x2="6.998cm" svg:y2="17.034cm">
            <text:p/>
          </draw:line>
          <draw:line draw:style-name="gr1" draw:text-style-name="P1" draw:layer="layout" svg:x1="6.998cm" svg:y1="13.041cm" svg:x2="6.998cm" svg:y2="17.034cm">
            <text:p/>
          </draw:line>
          <draw:line draw:style-name="gr1" draw:text-style-name="P1" draw:layer="layout" svg:x1="6.998cm" svg:y1="13.041cm" svg:x2="6.998cm" svg:y2="17.034cm">
            <text:p/>
          </draw:line>
          <draw:line draw:style-name="gr1" draw:text-style-name="P1" draw:layer="layout" svg:x1="6.998cm" svg:y1="13.041cm" svg:x2="6.998cm" svg:y2="17.041cm">
            <text:p/>
          </draw:line>
          <draw:line draw:style-name="gr2" draw:text-style-name="P1" draw:layer="layout" svg:x1="6.993cm" svg:y1="17.038cm" svg:x2="14.593cm" svg:y2="17.038cm">
            <text:p/>
          </draw:line>
          <draw:line draw:style-name="gr1" draw:text-style-name="P1" draw:layer="layout" svg:x1="13.793cm" svg:y1="13.036cm" svg:x2="13.793cm" svg:y2="17.036cm">
            <text:p/>
          </draw:line>
          <draw:line draw:style-name="gr1" draw:text-style-name="P1" draw:layer="layout" svg:x1="14.193cm" svg:y1="13.036cm" svg:x2="14.193cm" svg:y2="17.036cm">
            <text:p/>
          </draw:line>
          <draw:line draw:style-name="gr1" draw:text-style-name="P1" draw:layer="layout" svg:x1="14.593cm" svg:y1="13.036cm" svg:x2="14.593cm" svg:y2="17.036cm">
            <text:p/>
          </draw:line>
          <draw:line draw:style-name="gr3" draw:text-style-name="P2" draw:layer="layout" svg:x1="7.814cm" svg:y1="13.047cm" svg:x2="9.005cm" svg:y2="13.047cm">
            <text:p/>
          </draw:line>
          <draw:line draw:style-name="gr3" draw:text-style-name="P2" draw:layer="layout" svg:x1="9cm" svg:y1="13.046cm" svg:x2="9cm" svg:y2="13.846cm">
            <text:p/>
          </draw:line>
          <draw:line draw:style-name="gr3" draw:text-style-name="P2" draw:layer="layout" svg:x1="7.01cm" svg:y1="13.84cm" svg:x2="7.01cm" svg:y2="14.252cm">
            <text:p/>
          </draw:line>
          <draw:line draw:style-name="gr3" draw:text-style-name="P2" draw:layer="layout" svg:x1="7.006cm" svg:y1="14.239cm" svg:x2="9.006cm" svg:y2="14.239cm">
            <text:p/>
          </draw:line>
          <draw:line draw:style-name="gr3" draw:text-style-name="P2" draw:layer="layout" svg:x1="7.806cm" svg:y1="13.041cm" svg:x2="7.806cm" svg:y2="14.241cm">
            <text:p/>
          </draw:line>
          <draw:frame draw:style-name="gr4" draw:text-style-name="P4" draw:layer="layout" svg:width="0.867cm" svg:height="0.736cm" svg:x="7.93cm" svg:y="13.099cm">
            <draw:text-box>
              <text:p text:style-name="P3"><text:span text:style-name="T1"></text:span></text:p>
            </draw:text-box>
          </draw:frame>
          <draw:line draw:style-name="gr3" draw:text-style-name="P2" draw:layer="layout" svg:x1="7.394cm" svg:y1="15.842cm" svg:x2="7.394cm" svg:y2="16.644cm">
            <text:p/>
          </draw:line>
          <draw:line draw:style-name="gr3" draw:text-style-name="P2" draw:layer="layout" svg:x1="7.384cm" svg:y1="15.842cm" svg:x2="8.184cm" svg:y2="15.842cm">
            <text:p/>
          </draw:line>
          <draw:line draw:style-name="gr3" draw:text-style-name="P2" draw:layer="layout" svg:x1="7.385cm" svg:y1="16.644cm" svg:x2="8.187cm" svg:y2="16.644cm">
            <text:p/>
          </draw:line>
          <draw:line draw:style-name="gr3" draw:text-style-name="P2" draw:layer="layout" svg:x1="8.201cm" svg:y1="15.044cm" svg:x2="8.201cm" svg:y2="16.644cm">
            <text:p/>
          </draw:line>
          <draw:line draw:style-name="gr3" draw:text-style-name="P2" draw:layer="layout" svg:x1="8.18cm" svg:y1="15.034cm" svg:x2="9.38cm" svg:y2="15.034cm">
            <text:p/>
          </draw:line>
          <draw:frame draw:style-name="gr5" draw:text-style-name="P4" draw:layer="layout" svg:width="0.484cm" svg:height="0.736cm" svg:x="7.577cm" svg:y="15.923cm">
            <draw:text-box>
              <text:p text:style-name="P3"><text:span text:style-name="T1"></text:span></text:p>
            </draw:text-box>
          </draw:frame>
          <draw:g>
            <draw:line draw:style-name="gr3" draw:text-style-name="P2" draw:layer="layout" svg:x1="9.795cm" svg:y1="13.429cm" svg:x2="11.005cm" svg:y2="13.429cm">
              <text:p/>
            </draw:line>
            <draw:line draw:style-name="gr3" draw:text-style-name="P2" draw:layer="layout" svg:x1="10.995cm" svg:y1="13.423cm" svg:x2="10.995cm" svg:y2="16.243cm">
              <text:p/>
            </draw:line>
            <draw:line draw:style-name="gr3" draw:text-style-name="P2" draw:layer="layout" svg:x1="9.792cm" svg:y1="13.413cm" svg:x2="9.792cm" svg:y2="16.246cm">
              <text:p/>
            </draw:line>
            <draw:line draw:style-name="gr3" draw:text-style-name="P2" draw:layer="layout" svg:x1="10.993cm" svg:y1="14.251cm" svg:x2="9.795cm" svg:y2="14.251cm">
              <text:p/>
            </draw:line>
            <draw:line draw:style-name="gr3" draw:text-style-name="P2" draw:layer="layout" svg:x1="10.999cm" svg:y1="15.438cm" svg:x2="9.801cm" svg:y2="15.438cm">
              <text:p/>
            </draw:line>
            <draw:line draw:style-name="gr3" draw:text-style-name="P2" draw:layer="layout" svg:x1="11.005cm" svg:y1="16.246cm" svg:x2="9.801cm" svg:y2="16.246cm">
              <text:p/>
            </draw:line>
          </draw:g>
          <draw:g>
            <draw:line draw:style-name="gr6" draw:text-style-name="P5" draw:layer="layout" svg:x1="12.2cm" svg:y1="13.443cm" svg:x2="12.2cm" svg:y2="14.236cm">
              <text:p/>
            </draw:line>
            <draw:line draw:style-name="gr7" draw:text-style-name="P5" draw:layer="layout" svg:x1="12.197cm" svg:y1="13.443cm" svg:x2="13.002cm" svg:y2="13.443cm">
              <text:p/>
            </draw:line>
            <draw:line draw:style-name="gr8" draw:text-style-name="P5" draw:layer="layout" svg:x1="12.984cm" svg:y1="13.447cm" svg:x2="12.984cm" svg:y2="15.032cm">
              <text:p/>
            </draw:line>
            <draw:line draw:style-name="gr9" draw:text-style-name="P5" draw:layer="layout" svg:x1="12.99cm" svg:y1="14.244cm" svg:x2="12.197cm" svg:y2="14.244cm">
              <text:p/>
            </draw:line>
            <draw:line draw:style-name="gr10" draw:text-style-name="P5" draw:layer="layout" svg:x1="12.997cm" svg:y1="13.443cm" svg:x2="13.808cm" svg:y2="13.443cm">
              <text:p/>
            </draw:line>
            <draw:line draw:style-name="gr11" draw:text-style-name="P5" draw:layer="layout" svg:x1="13.801cm" svg:y1="13.443cm" svg:x2="13.801cm" svg:y2="15.041cm">
              <text:p/>
            </draw:line>
            <draw:line draw:style-name="gr12" draw:text-style-name="P5" draw:layer="layout" svg:x1="13.798cm" svg:y1="14.235cm" svg:x2="12.98cm" svg:y2="14.235cm">
              <text:p/>
            </draw:line>
            <draw:line draw:style-name="gr13" draw:text-style-name="P5" draw:layer="layout" svg:x1="13.816cm" svg:y1="15.044cm" svg:x2="12.98cm" svg:y2="15.044cm">
              <text:p/>
            </draw:line>
            <draw:line draw:style-name="gr14" draw:text-style-name="P5" draw:layer="layout" svg:x1="13.801cm" svg:y1="14.235cm" svg:x2="14.587cm" svg:y2="14.235cm">
              <text:p/>
            </draw:line>
            <draw:line draw:style-name="gr15" draw:text-style-name="P5" draw:layer="layout" svg:x1="13.795cm" svg:y1="15.045cm" svg:x2="14.606cm" svg:y2="15.045cm">
              <text:p/>
            </draw:line>
            <draw:line draw:style-name="gr16" draw:text-style-name="P5" draw:layer="layout" svg:x1="14.587cm" svg:y1="14.228cm" svg:x2="14.587cm" svg:y2="15.046cm">
              <text:p/>
            </draw:line>
          </draw:g>
          <draw:g>
            <draw:line draw:style-name="gr3" draw:text-style-name="P2" draw:layer="layout" svg:x1="11.798cm" svg:y1="15.445cm" svg:x2="11.798cm" svg:y2="17.055cm">
              <text:p/>
            </draw:line>
            <draw:line draw:style-name="gr3" draw:text-style-name="P2" draw:layer="layout" svg:x1="11.798cm" svg:y1="15.445cm" svg:x2="14.201cm" svg:y2="15.445cm">
              <text:p/>
            </draw:line>
            <draw:line draw:style-name="gr3" draw:text-style-name="P2" draw:layer="layout" svg:x1="11.79cm" svg:y1="17.045cm" svg:x2="14.199cm" svg:y2="17.045cm">
              <text:p/>
            </draw:line>
            <draw:line draw:style-name="gr3" draw:text-style-name="P2" draw:layer="layout" svg:x1="14.194cm" svg:y1="15.438cm" svg:x2="14.194cm" svg:y2="17.042cm">
              <text:p/>
            </draw:line>
            <draw:line draw:style-name="gr3" draw:text-style-name="P2" draw:layer="layout" svg:x1="12.984cm" svg:y1="15.454cm" svg:x2="12.984cm" svg:y2="17.039cm">
              <text:p/>
            </draw:line>
          </draw:g>
          <draw:frame draw:style-name="gr4" draw:text-style-name="P4" draw:layer="layout" svg:width="0.854cm" svg:height="0.736cm" svg:x="10cm" svg:y="14.532cm">
            <draw:text-box>
              <text:p text:style-name="P3"><text:span text:style-name="T1"></text:span></text:p>
            </draw:text-box>
          </draw:frame>
          <draw:frame draw:style-name="gr4" draw:text-style-name="P4" draw:layer="layout" svg:width="0.974cm" svg:height="0.736cm" svg:x="12.978cm" svg:y="13.553cm">
            <draw:text-box>
              <text:p text:style-name="P3"><text:span text:style-name="T1"></text:span></text:p>
            </draw:text-box>
          </draw:frame>
          <draw:frame draw:style-name="gr4" draw:text-style-name="P4" draw:layer="layout" svg:width="0.907cm" svg:height="0.736cm" svg:x="11.96cm" svg:y="15.92cm">
            <draw:text-box>
              <text:p text:style-name="P3"><text:span text:style-name="T1"></text:span></text:p>
            </draw:text-box>
          </draw:frame>
          <draw:line draw:style-name="gr3" draw:text-style-name="P2" draw:layer="layout" svg:x1="7.006cm" svg:y1="13.84cm" svg:x2="9.006cm" svg:y2="13.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86" draw:display-name="Dashed (var) 6486" draw:style="rect" draw:dots1="1" draw:dots1-length="0.006cm" draw:dots2="1" draw:dots2-length="0.006cm" draw:distance="0.006cm"/>
    <draw:stroke-dash draw:name="Dashed_20__28_var_29__20_6487" draw:display-name="Dashed (var) 6487" draw:style="rect" draw:dots1="1" draw:dots1-length="0.006cm" draw:dots2="1" draw:dots2-length="0.006cm" draw:distance="0.006cm"/>
    <draw:stroke-dash draw:name="Dashed_20__28_var_29__20_6488" draw:display-name="Dashed (var) 6488" draw:style="rect" draw:dots1="1" draw:dots1-length="0.006cm" draw:dots2="1" draw:dots2-length="0.006cm" draw:distance="0.006cm"/>
    <draw:stroke-dash draw:name="Dashed_20__28_var_29__20_6489" draw:display-name="Dashed (var) 6489" draw:style="rect" draw:dots1="1" draw:dots1-length="0.006cm" draw:dots2="1" draw:dots2-length="0.006cm" draw:distance="0.006cm"/>
    <draw:stroke-dash draw:name="Dashed_20__28_var_29__20_6490" draw:display-name="Dashed (var) 6490" draw:style="rect" draw:dots1="1" draw:dots1-length="0.006cm" draw:dots2="1" draw:dots2-length="0.006cm" draw:distance="0.006cm"/>
    <draw:stroke-dash draw:name="Dashed_20__28_var_29__20_6491" draw:display-name="Dashed (var) 6491" draw:style="rect" draw:dots1="1" draw:dots1-length="0.006cm" draw:dots2="1" draw:dots2-length="0.006cm" draw:distance="0.006cm"/>
    <draw:stroke-dash draw:name="Dashed_20__28_var_29__20_6492" draw:display-name="Dashed (var) 6492" draw:style="rect" draw:dots1="1" draw:dots1-length="0.006cm" draw:dots2="1" draw:dots2-length="0.006cm" draw:distance="0.006cm"/>
    <draw:stroke-dash draw:name="Dashed_20__28_var_29__20_6493" draw:display-name="Dashed (var) 6493" draw:style="rect" draw:dots1="1" draw:dots1-length="0.006cm" draw:dots2="1" draw:dots2-length="0.006cm" draw:distance="0.006cm"/>
    <draw:stroke-dash draw:name="Dashed_20__28_var_29__20_6494" draw:display-name="Dashed (var) 6494" draw:style="rect" draw:dots1="1" draw:dots1-length="0.006cm" draw:dots2="1" draw:dots2-length="0.006cm" draw:distance="0.006cm"/>
    <draw:stroke-dash draw:name="Dashed_20__28_var_29__20_6495" draw:display-name="Dashed (var) 6495" draw:style="rect" draw:dots1="1" draw:dots1-length="0.006cm" draw:dots2="1" draw:dots2-length="0.006cm" draw:distance="0.006cm"/>
    <draw:stroke-dash draw:name="Dashed_20__28_var_29__20_6496" draw:display-name="Dashed (var) 6496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02:15.933223003</meta:creation-date>
    <dc:date>2018-05-18T13:02:31.732789763</dc:date>
    <meta:editing-duration>PT16S</meta:editing-duration>
    <meta:editing-cycles>1</meta:editing-cycles>
    <meta:document-statistic meta:object-count="90"/>
    <meta:generator>LibreOffice/6.0.0.3$MacOSX_X86_64 LibreOffice_project/64a0f66915f38c6217de274f0aa8e15618924765</meta:generator>
  </office:meta>
</office:document-meta>
</file>